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, Helvetica, sans-serif, EmojiFont, 'Apple Color Emoji', 'Segoe UI Emoji', NotoColorEmoji, 'Segoe UI Symbol', 'Android Emoji', EmojiSymbols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c1d96" officeooo:paragraph-rsid="000c1d96" style:font-weight-asian="bold" style:font-weight-complex="bold"/>
    </style:style>
    <style:style style:name="P2" style:family="paragraph" style:parent-style-name="Standard">
      <style:text-properties fo:font-weight="bold" officeooo:rsid="000c1d96" officeooo:paragraph-rsid="0016f049" style:font-weight-asian="bold" style:font-weight-complex="bold"/>
    </style:style>
    <style:style style:name="P3" style:family="paragraph" style:parent-style-name="Standard">
      <style:text-properties officeooo:paragraph-rsid="000e6008"/>
    </style:style>
    <style:style style:name="P4" style:family="paragraph" style:parent-style-name="Standard">
      <style:text-properties officeooo:paragraph-rsid="0013e6c6"/>
    </style:style>
    <style:style style:name="P5" style:family="paragraph" style:parent-style-name="Standard">
      <style:text-properties officeooo:rsid="0015f4f6" officeooo:paragraph-rsid="0015f4f6"/>
    </style:style>
    <style:style style:name="P6" style:family="paragraph" style:parent-style-name="Standard">
      <style:text-properties fo:font-variant="normal" fo:text-transform="none" fo:color="#000000" style:font-name="Calibri" fo:font-size="9.60000038146973pt" fo:letter-spacing="normal" fo:font-style="normal" fo:font-weight="normal" officeooo:paragraph-rsid="0013e6c6"/>
    </style:style>
    <style:style style:name="P7" style:family="paragraph" style:parent-style-name="Standard">
      <style:text-properties fo:font-variant="normal" fo:text-transform="none" fo:color="#000000" style:font-name="Calibri" fo:font-size="9.60000038146973pt" fo:letter-spacing="normal" fo:font-style="normal" fo:font-weight="normal" officeooo:paragraph-rsid="0016f049"/>
    </style:style>
    <style:style style:name="P8" style:family="paragraph" style:parent-style-name="Standard">
      <style:text-properties officeooo:paragraph-rsid="0016f049"/>
    </style:style>
    <style:style style:name="P9" style:family="paragraph" style:parent-style-name="Standard">
      <style:text-properties fo:font-weight="bold" officeooo:rsid="000c1d96" officeooo:paragraph-rsid="000c1d96" style:font-weight-asian="bold" style:font-weight-complex="bold"/>
    </style:style>
    <style:style style:name="P10" style:family="paragraph" style:parent-style-name="Standard">
      <style:text-properties fo:font-weight="bold" officeooo:rsid="0018b7cf" officeooo:paragraph-rsid="0018b7cf" style:font-weight-asian="bold" style:font-weight-complex="bold"/>
    </style:style>
    <style:style style:name="T1" style:family="text">
      <style:text-properties officeooo:rsid="000d87bd"/>
    </style:style>
    <style:style style:name="T2" style:family="text">
      <style:text-properties officeooo:rsid="000e6008"/>
    </style:style>
    <style:style style:name="T3" style:family="text">
      <style:text-properties officeooo:rsid="000e9c9c"/>
    </style:style>
    <style:style style:name="T4" style:family="text">
      <style:text-properties officeooo:rsid="000f1c76"/>
    </style:style>
    <style:style style:name="T5" style:family="text">
      <style:text-properties officeooo:rsid="0013e6c6"/>
    </style:style>
    <style:style style:name="T6" style:family="text">
      <style:text-properties officeooo:rsid="0016f04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Make statistics script - </text:p>
      <text:p text:style-name="P1"/>
      <text:p text:style-name="P1"># not_removed</text:p>
      <text:p text:style-name="P3"><text:span text:style-name="T4">conda activate rarevar;cd Documents/01_WIS/01_Rarevar/;</text:span>python scRNAvariants/scripts/make_statistics.py raw_Stats_files/not_removed/<text:span text:style-name="T2">concatenated_tsv/</text:span>raw_stats_not_removed.tsv <text:s/>raw_Stats_files/not_removed/<text:span text:style-name="T2">concatenated_tsv/</text:span>raw_stats_unmutated_not_removed.tsv --output_folder statistics_output/<text:span text:style-name="T1">not_</text:span>removed --<text:span text:style-name="T2">log-file lo</text:span><text:span text:style-name="T3">g_files/log_not_removed.txt</text:span></text:p>
      <text:p text:style-name="Standard"/>
      <text:p text:style-name="P1"># removed_ADAR</text:p>
      <text:p text:style-name="P4"><text:span text:style-name="T4">conda activate rarevar;cd Documents/01_WIS/01_Rarevar/;</text:span>python scRNAvariants/scripts/make_statistics.py raw_Stats_files/removed/ADAR/concatenated_tsv/<text:bookmark-start text:name="__DdeLink__52_4015828881"/>raw_stats_removed_ADAR.tsv <text:s/>raw_Stats_files/removed/ADAR/concatenated_tsv/raw_stats_unmutated_removed_ADAR.tsv --output_folder statistics_output/removed/ADAR/ --<text:span text:style-name="T2">log-file lo</text:span><text:span text:style-name="T3">g_files/log_removed_ADAR.txt</text:span><text:bookmark-end text:name="__DdeLink__52_4015828881"/></text:p>
      <text:p text:style-name="Standard"/>
      <text:p text:style-name="P1"># removed_Control</text:p>
      <text:p text:style-name="P4"><text:span text:style-name="T4">conda activate rarevar;cd Documents/01_WIS/01_Rarevar/;</text:span>python scRNAvariants/scripts/make_statistics.py raw_Stats_files/removed/<text:span text:style-name="T5">Control</text:span>/concatenated_tsv/raw_stats_removed_Control.tsv <text:s/>raw_Stats_files/removed/<text:span text:style-name="T5">Control</text:span>/concatenated_tsv/raw_stats_unmutated_removed_Control.tsv --output_folder statistics_output/removed/Control --<text:span text:style-name="T2">log-file lo</text:span><text:span text:style-name="T3">g_files/log_removed_Control.txt</text:span></text:p>
      <text:p text:style-name="P6"/>
      <text:p text:style-name="P2"># <text:span text:style-name="T6">micePP</text:span></text:p>
      <text:p text:style-name="P8"><text:span text:style-name="T4">conda activate rarevar;cd Documents/01_WIS/01_Rarevar/;python scRNAvariants/scripts/make_statistics.py raw_Stats_files/micePP/raw_stats.tsv raw_Stats_files/micePP/raw_unmutated_stats.tsv --output_folder statistics_output/micePP --log-file log_files/log_micePP_stats.txt</text:span></text:p>
      <text:p text:style-name="P7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, Helvetica, sans-serif, EmojiFont, 'Apple Color Emoji', 'Segoe UI Emoji', NotoColorEmoji, 'Segoe UI Symbol', 'Android Emoji', EmojiSymbols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2T10:41:07.763209886</meta:creation-date>
    <dc:date>2021-01-19T09:53:55.972829236</dc:date>
    <meta:editing-duration>P1DT6H9M7S</meta:editing-duration>
    <meta:editing-cycles>7</meta:editing-cycles>
    <meta:generator>LibreOffice/6.4.6.2$Linux_X86_64 LibreOffice_project/40$Build-2</meta:generator>
    <meta:document-statistic meta:table-count="0" meta:image-count="0" meta:object-count="0" meta:page-count="1" meta:paragraph-count="9" meta:word-count="64" meta:character-count="1403" meta:non-whitespace-character-count="1352"/>
  </office:meta>
</office:document-meta>
</file>